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paragraph-properties fo:text-align="justify" style:justify-single-word="false"/>
    </style:style>
    <style:style style:name="P4" style:family="paragraph" style:parent-style-name="Standard" style:list-style-name="L1">
      <style:paragraph-properties fo:text-align="justify" style:justify-single-word="false"/>
    </style:style>
    <style:style style:name="P5" style:family="paragraph" style:parent-style-name="Standard">
      <style:text-properties style:font-name="Liberation Sans"/>
    </style:style>
    <style:style style:name="P6" style:family="paragraph" style:parent-style-name="Standard" style:list-style-name="L1">
      <style:text-properties style:font-name="Liberation Sans"/>
    </style:style>
    <style:style style:name="T1" style:family="text">
      <style:text-properties fo:color="#1a1a1a"/>
    </style:style>
    <style:style style:name="T2" style:family="text">
      <style:text-properties fo:color="#1a1a1a" style:font-name="Liberation Serif"/>
    </style:style>
    <style:style style:name="T3" style:family="text">
      <style:text-properties fo:color="#1a1a1a" style:font-name="Liberation Serif" fo:font-style="normal" style:font-style-asian="normal" style:font-style-complex="normal"/>
    </style:style>
    <style:style style:name="T4" style:family="text">
      <style:text-properties fo:color="#1a1a1a" style:font-name="Liberation Serif" fo:font-weight="normal" style:font-weight-asian="normal" style:font-weight-complex="normal"/>
    </style:style>
    <style:style style:name="T5" style:family="text">
      <style:text-properties fo:color="#1a1a1a" fo:font-weight="normal" style:font-weight-asian="normal" style:font-weight-complex="normal"/>
    </style:style>
    <style:style style:name="T6" style:family="text">
      <style:text-properties fo:color="#1a1a1a" fo:font-style="normal" style:font-style-asian="normal" style:font-style-complex="normal"/>
    </style:style>
    <style:style style:name="T7" style:family="text">
      <style:text-properties fo:color="#1a1a1a" style:font-name="Liberation Sans"/>
    </style:style>
    <style:style style:name="T8" style:family="text">
      <style:text-properties fo:color="#1a1a1a" style:font-name="Liberation Sans" fo:font-style="normal" style:font-style-asian="normal" style:font-style-complex="normal"/>
    </style:style>
    <style:style style:name="T9" style:family="text">
      <style:text-properties fo:color="#1a1a1a" style:font-name="Liberation San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fo:color="#2e3436"/>
    </style:style>
    <style:style style:name="T12" style:family="text">
      <style:text-properties style:font-name="Liberation San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eletype"><text:span text:style-name="T8">IV Festival de Poesía Hacker</text:span></text:span></text:p>
      <text:p text:style-name="P3"><text:span text:style-name="Teletype"><text:span text:style-name="T8"/></text:span></text:p>
      <text:p text:style-name="P3"><text:span text:style-name="Teletype"><text:span text:style-name="T8">Queremos sumar un año más de verso y prosa hacker, sucumbir, desmallar y embriagarnos mas allá de una binaria cualidad a una calidad humana, elevarnos a un lenguaje de alto nivel creativo y moral, perpetuarnos con arte de lenguaje humano siendo que nuestra materia malamente llega a un siglo, si es que llega, siendo mas que uno, cero, igual, desigual, mientras, en caso que, igual a, sino...</text:span></text:span></text:p>
      <text:p text:style-name="P5"/>
      <text:p text:style-name="P3"><text:span text:style-name="Teletype"><text:span text:style-name="T12">¿Quién dice que los hackers no podemos ser poetisas o poetas?, demuéstranos tus dotes codificando versos participando en el IV Festival de Poesía Hacker. Esta representa la cuarta edición de un evento que cada vez nos trae más diversión, puedes leer los poemas de ediciones anteriores descargando nuestra publicación digital Antología Poética Hacker y Ensayística Libertaria.</text:span></text:span></text:p>
      <text:p text:style-name="P5"/>
      <text:p text:style-name="P5"><text:span text:style-name="T10">Bases</text:span></text:p>
      <text:p text:style-name="Standard"><text:span text:style-name="Teletype"><text:span text:style-name="T7"/></text:span></text:p>
      <text:list xml:id="list644601525" text:style-name="L1">
        <text:list-item>
          <text:p text:style-name="P4"><text:span text:style-name="Teletype"><text:span text:style-name="T7">Los ensayos deben ser liberados bajo una licencia libre, que garantice la libertad de compartir la obra, como la Cretive Commons CC-BY-SA (no tadas las CC poseen derecho de copia) o la GFDL, recomendamos el uso de <text:s/>(CC BY-SA 3.0) (Atribución-CompartirIgual 3.0). Puede pedir ayuda sobre este tema escribiendo a </text:span></text:span><text:a xlink:type="simple" xlink:href="mailto:revista@conocimientolibre.web.ve"><text:span text:style-name="Teletype">revista@conocimientolibre.web.ve</text:span></text:a><text:span text:style-name="Teletype"><text:span text:style-name="T7">.</text:span></text:span></text:p>
        </text:list-item>
        <text:list-item>
          <text:p text:style-name="P6">Deben ser obras originales, puede combinarse con segmentos de código fuente de lenguajes de programación libres.</text:p>
        </text:list-item>
        <text:list-item>
          <text:p text:style-name="P6">Pueden participar activistas residentes en Venezuela y en el extranjero.</text:p>
        </text:list-item>
        <text:list-item>
          <text:p text:style-name="P6">El tema es libre, pero preferiblemente tópicos alusivo al conocimiento libre, software libre o cultura libre.</text:p>
        </text:list-item>
        <text:list-item>
          <text:p text:style-name="P2"><text:span text:style-name="Teletype"><text:span text:style-name="T7">El periodo de recepción finalizará el 02 de Julio de 2011.</text:span></text:span></text:p>
        </text:list-item>
        <text:list-item>
          <text:p text:style-name="P2"><text:span text:style-name="Teletype"><text:span text:style-name="T7">Se deben enviar los poemas por correo electrónico a la dirección xxxx@xxxx.org.ve en formato editable libre y estándar, recibirá una confirmación por el mismo medio.</text:span></text:span></text:p>
        </text:list-item>
      </text:list>
      <text:p text:style-name="P1"><text:span text:style-name="Teletype"><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ce style:name="OpenSymbol" svg:font-family="OpenSymbol"/>
    <style:font-face style:name="DejaVu Sans"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Teletype" style:family="text">
      <style:text-properties style:font-name="DejaVu Sans Mono" style:font-name-asian="DejaVu Sans" style:font-name-complex="DejaVu Sans Mono"/>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erta </meta:initial-creator>
    <meta:creation-date>2011-03-22T12:21:03</meta:creation-date>
    <dc:date>2012-02-23T22:50:11</dc:date>
    <dc:creator>omerta </dc:creator>
    <meta:editing-duration>PT1H29M35S</meta:editing-duration>
    <meta:editing-cycles>7</meta:editing-cycles>
    <meta:generator>LibreOffice/3.4$Linux LibreOffice_project/340m1$Build-502</meta:generator>
    <meta:document-statistic meta:table-count="0" meta:image-count="0" meta:object-count="0" meta:page-count="1" meta:paragraph-count="10" meta:word-count="264" meta:character-count="1666" meta:non-whitespace-character-count="1417"/>
  </office:meta>
</office:document-meta>
</file>